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margin-top="0cm" fo:margin-bottom="0.25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1.I1" style:family="table-cell">
      <style:table-cell-properties fo:padding="0.101cm" fo:border="0.75pt solid #000000" style:writing-mode="page"/>
    </style:style>
    <style:style style:name="Table1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1.P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3.399cm" style:rel-column-width="13106*"/>
    </style:style>
    <style:style style:name="Table2.D" style:family="table-column">
      <style:table-column-properties style:column-width="3.401cm" style:rel-column-width="13109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2.E1" style:family="table-cell">
      <style:table-cell-properties fo:padding="0.101cm" fo:border="0.75pt solid #000000" style:writing-mode="page"/>
    </style:style>
    <style:style style:name="Table2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2.E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Table3" style:family="table">
      <style:table-properties style:width="9.5cm" fo:margin-top="0cm" fo:margin-bottom="0.25cm" table:align="center"/>
    </style:style>
    <style:style style:name="Table3.A" style:family="table-column">
      <style:table-column-properties style:column-width="2.499cm"/>
    </style:style>
    <style:style style:name="Table3.C" style:family="table-column">
      <style:table-column-properties style:column-width="1cm"/>
    </style:style>
    <style:style style:name="Table3.E" style:family="table-column">
      <style:table-column-properties style:column-width="2.501cm"/>
    </style:style>
    <style:style style:name="Table3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3.E1" style:family="table-cell">
      <style:table-cell-properties fo:padding="0.101cm" fo:border="0.75pt solid #000000" style:writing-mode="page"/>
    </style:style>
    <style:style style:name="Table3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3.E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e13a0" officeooo:paragraph-rsid="001e13a0"/>
    </style:style>
    <style:style style:name="P2" style:family="paragraph" style:parent-style-name="Table_20_Contents">
      <style:text-properties officeooo:rsid="001e13a0" officeooo:paragraph-rsid="001e13a0"/>
    </style:style>
    <style:style style:name="P3" style:family="paragraph" style:parent-style-name="Text_20_body">
      <style:text-properties officeooo:rsid="001e13a0" officeooo:paragraph-rsid="001e13a0"/>
    </style:style>
    <style:style style:name="P4" style:family="paragraph" style:parent-style-name="Text_20_body">
      <style:text-properties officeooo:rsid="001e13a0" officeooo:paragraph-rsid="0022f15b"/>
    </style:style>
    <style:style style:name="P5" style:family="paragraph" style:parent-style-name="Table_20_Contents">
      <style:text-properties fo:font-weight="bold" officeooo:rsid="001e13a0" officeooo:paragraph-rsid="001e13a0" style:font-weight-asian="bold" style:font-weight-complex="bold"/>
    </style:style>
    <style:style style:name="P6" style:family="paragraph" style:parent-style-name="Table_20_Contents">
      <style:text-properties officeooo:rsid="001eea33" officeooo:paragraph-rsid="001eea33"/>
    </style:style>
    <style:style style:name="P7" style:family="paragraph" style:parent-style-name="Table_20_Contents">
      <style:text-properties officeooo:rsid="001eea33" officeooo:paragraph-rsid="001eea33"/>
    </style:style>
    <style:style style:name="P8" style:family="paragraph" style:parent-style-name="Table_20_Contents">
      <style:text-properties officeooo:rsid="001eea33" officeooo:paragraph-rsid="00240be8"/>
    </style:style>
    <style:style style:name="P9" style:family="paragraph" style:parent-style-name="Table_20_Contents">
      <style:text-properties fo:font-weight="bold" officeooo:rsid="001e13a0" officeooo:paragraph-rsid="0024c746" style:font-weight-asian="bold" style:font-weight-complex="bold"/>
    </style:style>
    <style:style style:name="P10" style:family="paragraph" style:parent-style-name="Table_20_Contents">
      <style:text-properties officeooo:rsid="001e13a0" officeooo:paragraph-rsid="001e13a0"/>
    </style:style>
    <style:style style:name="P11" style:family="paragraph" style:parent-style-name="Table_20_Contents">
      <style:text-properties officeooo:rsid="0026b7c6" officeooo:paragraph-rsid="0026b7c6"/>
    </style:style>
    <style:style style:name="P12" style:family="paragraph" style:parent-style-name="Table_20_Contents">
      <style:paragraph-properties fo:text-align="center" style:justify-single-word="false"/>
      <style:text-properties officeooo:rsid="0026b7c6" officeooo:paragraph-rsid="0026b7c6"/>
    </style:style>
    <style:style style:name="P13" style:family="paragraph" style:parent-style-name="Table_20_Contents">
      <style:paragraph-properties fo:text-align="end" style:justify-single-word="false"/>
      <style:text-properties officeooo:rsid="0026b7c6" officeooo:paragraph-rsid="0026b7c6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officeooo:rsid="00286e28" officeooo:paragraph-rsid="00286e28"/>
    </style:style>
    <style:style style:name="P16" style:family="paragraph" style:parent-style-name="Table_20_Contents">
      <style:paragraph-properties fo:text-align="end" style:justify-single-word="false"/>
      <style:text-properties officeooo:rsid="002c66cb" officeooo:paragraph-rsid="002c66cb"/>
    </style:style>
    <style:style style:name="P17" style:family="paragraph" style:parent-style-name="Text_20_body" style:list-style-name="L1">
      <style:text-properties officeooo:paragraph-rsid="0022f15b"/>
    </style:style>
    <style:style style:name="P18" style:family="paragraph" style:parent-style-name="Text_20_body" style:list-style-name="L1">
      <style:paragraph-properties fo:keep-with-next="always"/>
      <style:text-properties officeooo:rsid="0020352b" officeooo:paragraph-rsid="0022f15b"/>
    </style:style>
    <style:style style:name="P19" style:family="paragraph" style:parent-style-name="Text_20_body" style:master-page-name="">
      <style:paragraph-properties style:page-number="auto" fo:keep-with-next="always"/>
      <style:text-properties officeooo:rsid="0020352b" officeooo:paragraph-rsid="0022f15b"/>
    </style:style>
    <style:style style:name="P20" style:family="paragraph" style:parent-style-name="Text_20_body">
      <style:text-properties officeooo:rsid="001eea33" officeooo:paragraph-rsid="001eea33"/>
    </style:style>
    <style:style style:name="P21" style:family="paragraph" style:parent-style-name="Text_20_body">
      <style:text-properties officeooo:rsid="0024c746" officeooo:paragraph-rsid="0024c746"/>
    </style:style>
    <style:style style:name="P22" style:family="paragraph" style:parent-style-name="Text_20_body">
      <style:text-properties officeooo:rsid="00286e28" officeooo:paragraph-rsid="00286e28"/>
    </style:style>
    <style:style style:name="P23" style:family="paragraph" style:parent-style-name="Text_20_body">
      <style:text-properties officeooo:rsid="00286e28" officeooo:paragraph-rsid="002d5658"/>
    </style:style>
    <style:style style:name="P24" style:family="paragraph" style:parent-style-name="Text_20_body">
      <style:text-properties officeooo:rsid="0029fbb0" officeooo:paragraph-rsid="002d5658"/>
    </style:style>
    <style:style style:name="P25" style:family="paragraph" style:parent-style-name="Text_20_body">
      <style:text-properties officeooo:rsid="002c66cb" officeooo:paragraph-rsid="002c66cb"/>
    </style:style>
    <style:style style:name="P26" style:family="paragraph" style:parent-style-name="Text_20_body">
      <style:text-properties officeooo:rsid="002c66cb" officeooo:paragraph-rsid="002d5658"/>
    </style:style>
    <style:style style:name="P27" style:family="paragraph" style:parent-style-name="Text_20_body">
      <style:text-properties officeooo:rsid="002d5658" officeooo:paragraph-rsid="002d5658"/>
    </style:style>
    <style:style style:name="P28" style:family="paragraph" style:parent-style-name="Text_20_body">
      <style:text-properties officeooo:rsid="002dd017" officeooo:paragraph-rsid="002dd017"/>
    </style:style>
    <style:style style:name="P29" style:family="paragraph" style:parent-style-name="Text_20_body">
      <style:text-properties fo:font-style="italic" officeooo:rsid="002dd017" officeooo:paragraph-rsid="002dd017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352b" style:font-weight-asian="bold" style:font-weight-complex="bold"/>
    </style:style>
    <style:style style:name="T3" style:family="text">
      <style:text-properties fo:font-weight="bold" officeooo:rsid="0024c74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officeooo:rsid="001eea33" style:font-style-asian="italic" style:font-weight-asian="normal" style:font-style-complex="italic" style:font-weight-complex="normal"/>
    </style:style>
    <style:style style:name="T6" style:family="text">
      <style:text-properties officeooo:rsid="0020352b"/>
    </style:style>
    <style:style style:name="T7" style:family="text">
      <style:text-properties officeooo:rsid="0024c74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ea33" style:font-weight-asian="normal" style:font-weight-complex="normal"/>
    </style:style>
    <style:style style:name="T10" style:family="text">
      <style:text-properties officeooo:rsid="0026b7c6"/>
    </style:style>
    <style:style style:name="T11" style:family="text">
      <style:text-properties officeooo:rsid="00286e28"/>
    </style:style>
    <style:style style:name="T12" style:family="text">
      <style:text-properties officeooo:rsid="0029fbb0"/>
    </style:style>
    <style:style style:name="T13" style:family="text">
      <style:text-properties officeooo:rsid="002aa124"/>
    </style:style>
    <style:style style:name="T14" style:family="text">
      <style:text-properties officeooo:rsid="002c66cb"/>
    </style:style>
    <style:style style:name="T15" style:family="text">
      <style:text-properties officeooo:rsid="002d56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TDI GPIO configuration</text:h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table:number-columns-spanned="8" office:value-type="string">
            <text:p text:style-name="P1">High byte = ACB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8" office:value-type="string">
            <text:p text:style-name="P1">Low byte = ADB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P2" office:value-type="string">
            <text:p text:style-name="P1">0</text:p>
          </table:table-cell>
        </table:table-row>
      </table:table>
      <text:p text:style-name="Text_20_body">Direction : 0 = input, 1 = output</text:p>
      <text:p text:style-name="P3">The initial state of inputs must be set to 0.</text:p>
      <text:h text:style-name="Heading_20_2" text:outline-level="2">MPSSE pin functions</text:h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>
          <table:table-cell table:style-name="Table2.A1" office:value-type="string">
            <text:p text:style-name="P5">Pin</text:p>
          </table:table-cell>
          <table:table-cell table:style-name="Table2.A1" office:value-type="string">
            <text:p text:style-name="P5">FT232H</text:p>
          </table:table-cell>
          <table:table-cell table:style-name="Table2.A1" office:value-type="string">
            <text:p text:style-name="P5">FT2232H <text:span text:style-name="T7">(1)</text:span></text:p>
          </table:table-cell>
          <table:table-cell table:style-name="Table2.A1" office:value-type="string">
            <text:p text:style-name="P5">FT4232H <text:span text:style-name="T6">(</text:span><text:span text:style-name="T7">2</text:span><text:span text:style-name="T6">)</text:span></text:p>
          </table:table-cell>
          <table:table-cell table:style-name="Table2.E1" office:value-type="string">
            <text:p text:style-name="P9">FT2232<text:span text:style-name="T7">D</text:span> <text:span text:style-name="T7">(3)</text:span></text:p>
          </table:table-cell>
        </table:table-row>
        <table:table-row>
          <table:table-cell table:style-name="Table2.A2" office:value-type="string">
            <text:p text:style-name="P2">ADBUS0</text:p>
          </table:table-cell>
          <table:table-cell table:style-name="Table2.A2" office:value-type="string">
            <text:p text:style-name="P2">TCK/SK</text:p>
          </table:table-cell>
          <table:table-cell table:style-name="Table2.A2" office:value-type="string">
            <text:p text:style-name="P2">TCK/SK</text:p>
          </table:table-cell>
          <table:table-cell table:style-name="Table2.A2" office:value-type="string">
            <text:p text:style-name="P2">TCK/SK</text:p>
          </table:table-cell>
          <table:table-cell table:style-name="Table2.E2" office:value-type="string">
            <text:p text:style-name="P2">TCK/SK</text:p>
          </table:table-cell>
        </table:table-row>
        <table:table-row>
          <table:table-cell table:style-name="Table2.A2" office:value-type="string">
            <text:p text:style-name="P2">ADBUS1</text:p>
          </table:table-cell>
          <table:table-cell table:style-name="Table2.A2" office:value-type="string">
            <text:p text:style-name="P2">TDI/DO</text:p>
          </table:table-cell>
          <table:table-cell table:style-name="Table2.A2" office:value-type="string">
            <text:p text:style-name="P2">TDI/DO</text:p>
          </table:table-cell>
          <table:table-cell table:style-name="Table2.A2" office:value-type="string">
            <text:p text:style-name="P2">TDI/DO</text:p>
          </table:table-cell>
          <table:table-cell table:style-name="Table2.E2" office:value-type="string">
            <text:p text:style-name="P2">TDI/DO</text:p>
          </table:table-cell>
        </table:table-row>
        <table:table-row>
          <table:table-cell table:style-name="Table2.A2" office:value-type="string">
            <text:p text:style-name="P2">ADBUS2</text:p>
          </table:table-cell>
          <table:table-cell table:style-name="Table2.A2" office:value-type="string">
            <text:p text:style-name="P2">TDO/DI</text:p>
          </table:table-cell>
          <table:table-cell table:style-name="Table2.A2" office:value-type="string">
            <text:p text:style-name="P2">TDO/DI</text:p>
          </table:table-cell>
          <table:table-cell table:style-name="Table2.A2" office:value-type="string">
            <text:p text:style-name="P2">TDO/DI</text:p>
          </table:table-cell>
          <table:table-cell table:style-name="Table2.E2" office:value-type="string">
            <text:p text:style-name="P2">TDO/DI</text:p>
          </table:table-cell>
        </table:table-row>
        <table:table-row>
          <table:table-cell table:style-name="Table2.A2" office:value-type="string">
            <text:p text:style-name="P2">ADBUS3</text:p>
          </table:table-cell>
          <table:table-cell table:style-name="Table2.A2" office:value-type="string">
            <text:p text:style-name="P2">TMS/CS</text:p>
          </table:table-cell>
          <table:table-cell table:style-name="Table2.A2" office:value-type="string">
            <text:p text:style-name="P2">TMS/CS</text:p>
          </table:table-cell>
          <table:table-cell table:style-name="Table2.A2" office:value-type="string">
            <text:p text:style-name="P2">TMS/CS</text:p>
          </table:table-cell>
          <table:table-cell table:style-name="Table2.E2" office:value-type="string">
            <text:p text:style-name="P2">TMS/CS</text:p>
          </table:table-cell>
        </table:table-row>
        <table:table-row>
          <table:table-cell table:style-name="Table2.A2" office:value-type="string">
            <text:p text:style-name="P2">ADBUS4</text:p>
          </table:table-cell>
          <table:table-cell table:style-name="Table2.A2" office:value-type="string">
            <text:p text:style-name="P6">GPIOL0</text:p>
          </table:table-cell>
          <table:table-cell table:style-name="Table2.A2" office:value-type="string">
            <text:p text:style-name="P6">GPIOL0</text:p>
          </table:table-cell>
          <table:table-cell table:style-name="Table2.A2" office:value-type="string">
            <text:p text:style-name="P6">GPIOL0</text:p>
          </table:table-cell>
          <table:table-cell table:style-name="Table2.E2" office:value-type="string">
            <text:p text:style-name="P6">GPIOL0</text:p>
          </table:table-cell>
        </table:table-row>
        <table:table-row>
          <table:table-cell table:style-name="Table2.A2" office:value-type="string">
            <text:p text:style-name="P2">ADBUS5</text:p>
          </table:table-cell>
          <table:table-cell table:style-name="Table2.A2" office:value-type="string">
            <text:p text:style-name="P6">GPIOL1</text:p>
          </table:table-cell>
          <table:table-cell table:style-name="Table2.A2" office:value-type="string">
            <text:p text:style-name="P6">GPIOL1</text:p>
          </table:table-cell>
          <table:table-cell table:style-name="Table2.A2" office:value-type="string">
            <text:p text:style-name="P6">GPIOL1</text:p>
          </table:table-cell>
          <table:table-cell table:style-name="Table2.E2" office:value-type="string">
            <text:p text:style-name="P6">GPIOL1</text:p>
          </table:table-cell>
        </table:table-row>
        <table:table-row>
          <table:table-cell table:style-name="Table2.A2" office:value-type="string">
            <text:p text:style-name="P2">ADBUS6</text:p>
          </table:table-cell>
          <table:table-cell table:style-name="Table2.A2" office:value-type="string">
            <text:p text:style-name="P6">GPIOL2</text:p>
          </table:table-cell>
          <table:table-cell table:style-name="Table2.A2" office:value-type="string">
            <text:p text:style-name="P6">GPIOL2</text:p>
          </table:table-cell>
          <table:table-cell table:style-name="Table2.A2" office:value-type="string">
            <text:p text:style-name="P6">GPIOL2</text:p>
          </table:table-cell>
          <table:table-cell table:style-name="Table2.E2" office:value-type="string">
            <text:p text:style-name="P6">GPIOL2</text:p>
          </table:table-cell>
        </table:table-row>
        <table:table-row>
          <table:table-cell table:style-name="Table2.A2" office:value-type="string">
            <text:p text:style-name="P2">ADBUS7</text:p>
          </table:table-cell>
          <table:table-cell table:style-name="Table2.A2" office:value-type="string">
            <text:p text:style-name="P6">GPIOL3</text:p>
          </table:table-cell>
          <table:table-cell table:style-name="Table2.A2" office:value-type="string">
            <text:p text:style-name="P6">GPIOL3</text:p>
          </table:table-cell>
          <table:table-cell table:style-name="Table2.A2" office:value-type="string">
            <text:p text:style-name="P8">GPIOL3</text:p>
          </table:table-cell>
          <table:table-cell table:style-name="Table2.E2" office:value-type="string">
            <text:p text:style-name="P8">GPIOL3</text:p>
          </table:table-cell>
        </table:table-row>
        <table:table-row>
          <table:table-cell table:style-name="Table2.A2" office:value-type="string">
            <text:p text:style-name="P2">ACBUS0</text:p>
          </table:table-cell>
          <table:table-cell table:style-name="Table2.A2" office:value-type="string">
            <text:p text:style-name="P6">GPIOH0</text:p>
          </table:table-cell>
          <table:table-cell table:style-name="Table2.A2" office:value-type="string">
            <text:p text:style-name="P6">GPIOH0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1</text:p>
          </table:table-cell>
          <table:table-cell table:style-name="Table2.A2" office:value-type="string">
            <text:p text:style-name="P6">GPIOH1</text:p>
          </table:table-cell>
          <table:table-cell table:style-name="Table2.A2" office:value-type="string">
            <text:p text:style-name="P6">GPIOH1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2</text:p>
          </table:table-cell>
          <table:table-cell table:style-name="Table2.A2" office:value-type="string">
            <text:p text:style-name="P6">GPIOH2</text:p>
          </table:table-cell>
          <table:table-cell table:style-name="Table2.A2" office:value-type="string">
            <text:p text:style-name="P6">GPIOH2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3</text:p>
          </table:table-cell>
          <table:table-cell table:style-name="Table2.A2" office:value-type="string">
            <text:p text:style-name="P6">GPIOH3</text:p>
          </table:table-cell>
          <table:table-cell table:style-name="Table2.A2" office:value-type="string">
            <text:p text:style-name="P6">GPIOH3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4</text:p>
          </table:table-cell>
          <table:table-cell table:style-name="Table2.A2" office:value-type="string">
            <text:p text:style-name="P6">GPIOH4</text:p>
          </table:table-cell>
          <table:table-cell table:style-name="Table2.A2" office:value-type="string">
            <text:p text:style-name="P6">GPIOH4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5</text:p>
          </table:table-cell>
          <table:table-cell table:style-name="Table2.A2" office:value-type="string">
            <text:p text:style-name="P6">GPIOH5</text:p>
          </table:table-cell>
          <table:table-cell table:style-name="Table2.A2" office:value-type="string">
            <text:p text:style-name="P6">GPIOH5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6</text:p>
          </table:table-cell>
          <table:table-cell table:style-name="Table2.A2" office:value-type="string">
            <text:p text:style-name="P6">GPIOH6</text:p>
          </table:table-cell>
          <table:table-cell table:style-name="Table2.A2" office:value-type="string">
            <text:p text:style-name="P6">GPIOH6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  <table:table-row>
          <table:table-cell table:style-name="Table2.A2" office:value-type="string">
            <text:p text:style-name="P2">ACBUS7</text:p>
          </table:table-cell>
          <table:table-cell table:style-name="Table2.A2" office:value-type="string">
            <text:p text:style-name="P6">GPIOH7</text:p>
          </table:table-cell>
          <table:table-cell table:style-name="Table2.A2" office:value-type="string">
            <text:p text:style-name="P6">GPIOH7</text:p>
          </table:table-cell>
          <table:table-cell table:style-name="Table2.A2" office:value-type="string">
            <text:p text:style-name="P6">n.a.</text:p>
          </table:table-cell>
          <table:table-cell table:style-name="Table2.E2" office:value-type="string">
            <text:p text:style-name="P6">n.a.</text:p>
          </table:table-cell>
        </table:table-row>
      </table:table>
      <text:p text:style-name="P21"><text:span text:style-name="T2">(</text:span><text:span text:style-name="T1">1)</text:span><text:span text:style-name="T8">: </text:span><text:span text:style-name="T9">The FT</text:span><text:span text:style-name="T8">2</text:span><text:span text:style-name="T9">232H has JTAG on channels A and B, i.e. ADBUS</text:span><text:span text:style-name="T5">n</text:span><text:span text:style-name="T9"> and BDBUS</text:span><text:span text:style-name="T5">n</text:span><text:span text:style-name="T9"> are isofunctional.</text:span></text:p>
      <text:p text:style-name="P20"><text:span text:style-name="T2">(</text:span><text:span text:style-name="T3">2</text:span><text:span text:style-name="T2">)</text:span>: The FT4232H has JTAG on channels A and B, i.e. ADBUS<text:span text:style-name="T4">n</text:span> and BDBUS<text:span text:style-name="T4">n</text:span> are isofunctional. Channels C and D (CDBUS<text:span text:style-name="T4">n</text:span> and DDBUS<text:span text:style-name="T4">n</text:span>) can only be used for RS232 or bit-bang interface.</text:p>
      <text:p text:style-name="P21"><text:span text:style-name="T1">(3)</text:span>: On the FT2232D, MPSSE is channel A only.</text:p>
      <text:h text:style-name="Heading_20_2" text:outline-level="2">Application to OpenOCD configuration</text:h>
      <text:p text:style-name="P4">In OpenOCD, the <text:span text:style-name="T1">ftdi_layout_init</text:span> command accepts 2 arguments, <text:span text:style-name="T1">data</text:span> and <text:span text:style-name="T1">direction</text:span>. Those are 16-bit numbers defining the initial state and the direction of the GPIO pins, respectively.</text:p>
      <text:p text:style-name="P19">For instance, <text:span text:style-name="T1">ftdi_layout_init 0x0008 0x001b</text:span> defines:</text:p>
      <text:list text:style-name="L1">
        <text:list-item>
          <text:p text:style-name="P18">All ACBUS lines as inputs,</text:p>
        </text:list-item>
        <text:list-item>
          <text:p text:style-name="P18">ADBUS2 (TDO), ADBUS5, ADBUS6, and ADBUS7 as inputs,</text:p>
        </text:list-item>
        <text:list-item>
          <text:p text:style-name="P17"><text:span text:style-name="T6">ADBUS0 (TCK), ADBUS1 (TDI), ADBUS3 (TMS) and ADBUS4 as outputs, with an initial state of 1 for TMS, and 0 for TCK, TDI, and ADBUS4.</text:span></text:p>
        </text:list-item>
      </text:list>
      <text:h text:style-name="Heading_20_2" text:outline-level="2"><text:soft-page-break/>NVARCHER FTx232HL dev. board J4 connector <text:span text:style-name="T10">pinout</text:span></text:h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6">VTref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2</text:p>
          </table:table-cell>
          <table:table-cell table:style-name="Table3.E1" office:value-type="string">
            <text:p text:style-name="P11"><text:span text:style-name="T15">N</text:span>.<text:span text:style-name="T15">C</text:span>.</text:p>
          </table:table-cell>
        </table:table-row>
        <table:table-row>
          <table:table-cell table:style-name="Table3.A2" office:value-type="string">
            <text:p text:style-name="P12">BDBUS4: <text:span text:style-name="T15">O</text:span></text:p>
          </table:table-cell>
          <table:table-cell table:style-name="Table3.A2" office:value-type="string">
            <text:p text:style-name="P13"><text:span text:style-name="T14">n</text:span>TRST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4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1: <text:span text:style-name="T15">O</text:span></text:p>
          </table:table-cell>
          <table:table-cell table:style-name="Table3.A2" office:value-type="string">
            <text:p text:style-name="P13">TDI</text:p>
          </table:table-cell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6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3: <text:span text:style-name="T15">O</text:span></text:p>
          </table:table-cell>
          <table:table-cell table:style-name="Table3.A2" office:value-type="string">
            <text:p text:style-name="P13">TMS / SW<text:span text:style-name="T14">D</text:span>IO</text:p>
          </table:table-cell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8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0: <text:span text:style-name="T15">O</text:span></text:p>
          </table:table-cell>
          <table:table-cell table:style-name="Table3.A2" office:value-type="string">
            <text:p text:style-name="P13">TCK / SWC<text:span text:style-name="T14">L</text:span>K</text:p>
          </table:table-cell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10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5: <text:span text:style-name="T15">I</text:span></text:p>
          </table:table-cell>
          <table:table-cell table:style-name="Table3.A2" office:value-type="string">
            <text:p text:style-name="P13">RTCK</text:p>
          </table:table-cell>
          <table:table-cell table:style-name="Table3.A2" office:value-type="string">
            <text:p text:style-name="P12">11</text:p>
          </table:table-cell>
          <table:table-cell table:style-name="Table3.A2" office:value-type="string">
            <text:p text:style-name="P12">12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2: <text:span text:style-name="T15">I</text:span></text:p>
          </table:table-cell>
          <table:table-cell table:style-name="Table3.A2" office:value-type="string">
            <text:p text:style-name="P13">TDO / <text:span text:style-name="T14">SWO</text:span></text:p>
          </table:table-cell>
          <table:table-cell table:style-name="Table3.A2" office:value-type="string">
            <text:p text:style-name="P12">13</text:p>
          </table:table-cell>
          <table:table-cell table:style-name="Table3.A2" office:value-type="string">
            <text:p text:style-name="P12">14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6</text:p>
          </table:table-cell>
          <table:table-cell table:style-name="Table3.A2" office:value-type="string">
            <text:p text:style-name="P13"><text:span text:style-name="T14">n</text:span>RESET</text:p>
          </table:table-cell>
          <table:table-cell table:style-name="Table3.A2" office:value-type="string">
            <text:p text:style-name="P12">15</text:p>
          </table:table-cell>
          <table:table-cell table:style-name="Table3.A2" office:value-type="string">
            <text:p text:style-name="P12">16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2">BDBUS7</text:p>
          </table:table-cell>
          <table:table-cell table:style-name="Table3.A2" office:value-type="string">
            <text:p text:style-name="P13">DBGRQ</text:p>
          </table:table-cell>
          <table:table-cell table:style-name="Table3.A2" office:value-type="string">
            <text:p text:style-name="P12">17</text:p>
          </table:table-cell>
          <table:table-cell table:style-name="Table3.A2" office:value-type="string">
            <text:p text:style-name="P12">18</text:p>
          </table:table-cell>
          <table:table-cell table:style-name="Table3.E2" office:value-type="string">
            <text:p text:style-name="P15">GND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>+5V</text:p>
          </table:table-cell>
          <table:table-cell table:style-name="Table3.A2" office:value-type="string">
            <text:p text:style-name="P12">19</text:p>
          </table:table-cell>
          <table:table-cell table:style-name="Table3.A2" office:value-type="string">
            <text:p text:style-name="P12">20</text:p>
          </table:table-cell>
          <table:table-cell table:style-name="Table3.E2" office:value-type="string">
            <text:p text:style-name="P15">GND</text:p>
          </table:table-cell>
        </table:table-row>
      </table:table>
      <text:p text:style-name="P29">"Output" below means signal from debug probe to target board. "Input" means signal from target board to debug probe.</text:p>
      <text:p text:style-name="P25">VTref = Target Voltage reference (= VDD from target board). <text:span text:style-name="T15">Input.</text:span></text:p>
      <text:p text:style-name="P22">TDI = Test Data In. <text:span text:style-name="T15">Output.</text:span></text:p>
      <text:p text:style-name="P23">TDO = Test Data Out. <text:span text:style-name="T15">Output.</text:span></text:p>
      <text:p text:style-name="P23">TCK = Test ClocK. <text:span text:style-name="T15">Output.</text:span></text:p>
      <text:p text:style-name="P23">TMS = Test Mode Select. <text:span text:style-name="T15">Output.</text:span></text:p>
      <text:p text:style-name="P23"><text:span text:style-name="T14">n</text:span>TRST = Test Re<text:span text:style-name="T12">S</text:span>eT <text:span text:style-name="T15">Output, </text:span>active low, <text:span text:style-name="T12">optional</text:span>. <text:span text:style-name="T13">Used</text:span> <text:span text:style-name="T12">to reset the TAP controller an</text:span><text:span text:style-name="T13">d</text:span><text:span text:style-name="T12">/or debug logic. </text:span><text:span text:style-name="T13">If target board doesn't have TRST, JTAG reset is triggered with TMS and TCK signals instead.</text:span></text:p>
      <text:p text:style-name="P22">RTCK = <text:span text:style-name="T14">Return Test ClocK. </text:span><text:span text:style-name="T15">Input. </text:span><text:span text:style-name="T13">Specific to ARM9 and ARM11 cores.</text:span></text:p>
      <text:p text:style-name="P24"><text:span text:style-name="T14">n</text:span>RESET = Reset signal sent to <text:span text:style-name="T13">target b</text:span><text:span text:style-name="T14">o</text:span><text:span text:style-name="T13">ard</text:span>, e.g. to connect under reset. <text:span text:style-name="T13">Also known as </text:span><text:span text:style-name="T14">nRST or </text:span><text:span text:style-name="T15">n</text:span><text:span text:style-name="T13">SRST (System ReSeT).</text:span><text:span text:style-name="T11"> </text:span><text:span text:style-name="T15">Output, a</text:span><text:span text:style-name="T13">ctive low.</text:span></text:p>
      <text:p text:style-name="P28">DBGRQ = DeBuG ReQuest. Output, optional. Forces the target CPU to enter debug mode.</text:p>
      <text:p text:style-name="P25">SWDIO = SWD bidirectional data I/O.</text:p>
      <text:p text:style-name="P26">SWCLK = SWD clock.<text:span text:style-name="T11"> </text:span><text:span text:style-name="T15">Output.</text:span></text:p>
      <text:p text:style-name="P25">SWO = Serial Wire Output trace port. <text:span text:style-name="T15">Input, o</text:span>ptional. Not required for SWD communication.</text:p>
      <text:p text:style-name="P27">+5V = Outp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oblique" fo:font-weight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oblique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oblique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oblique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style="oblique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style-name="Book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8:23:40.021800955</meta:creation-date>
    <meta:editing-duration>PT36M42S</meta:editing-duration>
    <meta:editing-cycles>9</meta:editing-cycles>
    <meta:generator>LibreOffice/24.2.0.3$Linux_X86_64 LibreOffice_project/420$Build-3</meta:generator>
    <dc:title>LibreOffice Writer Template</dc:title>
    <dc:date>2024-05-03T22:23:15.623414724</dc:date>
    <meta:document-statistic meta:table-count="3" meta:image-count="0" meta:object-count="0" meta:page-count="2" meta:paragraph-count="179" meta:word-count="502" meta:character-count="2623" meta:non-whitespace-character-count="2303"/>
    <meta:template xlink:type="simple" xlink:actuate="onRequest" xlink:title="LibreOffice Writer Template" xlink:href="../../../Templates/Styles/LibreOffice%20Writer%20Template.ott" meta:date="2024-05-01T18:23:39.193523347"/>
  </office:meta>
</office:document-meta>
</file>